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14e5" officeooo:paragraph-rsid="001714e5"/>
    </style:style>
    <style:style style:name="P2" style:family="paragraph" style:parent-style-name="Standard">
      <style:paragraph-properties fo:text-align="start" style:justify-single-word="false"/>
      <style:text-properties officeooo:rsid="001714e5" officeooo:paragraph-rsid="001714e5"/>
    </style:style>
    <style:style style:name="P3" style:family="paragraph" style:parent-style-name="Standard">
      <style:paragraph-properties fo:text-align="start" style:justify-single-word="false"/>
      <style:text-properties officeooo:rsid="001714e5" officeooo:paragraph-rsid="001714e5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B Video Class Driver </text:p>
      <text:p text:style-name="P2"/>
      <text:p text:style-name="P2"/>
      <text:p text:style-name="P3">uvc_queue.c</text:p>
      <text:p text:style-name="P2">/* ------------------------------------------------------------------------</text:p>
      <text:p text:style-name="P2"><text:s/>* Video buffers queue management.</text:p>
      <text:p text:style-name="P2"><text:s/>*</text:p>
      <text:p text:style-name="P2"><text:s/>* Video queues is initialized by uvc_queue_init(). The function performs</text:p>
      <text:p text:style-name="P2"><text:s/>* basic initialization of the uvc_video_queue struct and never fails.</text:p>
      <text:p text:style-name="P2"><text:s/>*</text:p>
      <text:p text:style-name="P2"><text:s/>* Video buffers are managed by videobuf2. The driver uses a mutex to protect</text:p>
      <text:p text:style-name="P2"><text:s/>* the videobuf2 queue operations by serializing calls to videobuf2 and a</text:p>
      <text:p text:style-name="P2"><text:s/>* spinlock to protect the IRQ queue that holds the buffers to be processed by</text:p>
      <text:p text:style-name="P2"><text:s/>* the driver.</text:p>
      <text:p text:style-name="P2"><text:s/>*/</text:p>
      <text:p text:style-name="P2"/>
      <text:p text:style-name="P2">* videobuf2 queue operations</text:p>
      <text:p text:style-name="P2"><text:s/>*/</text:p>
      <text:p text:style-name="P2"></text:p>
      <text:p text:style-name="P2">static int uvc_queue_setup(struct vb2_queue *vq, const struct v4l2_format *fmt,</text:p>
      <text:p text:style-name="P2"><text:s text:c="27"/>unsigned int *nbuffers, unsigned int *nplanes,</text:p>
      <text:p text:style-name="P2"><text:s text:c="27"/>unsigned int sizes[], void *alloc_ctxs[])</text:p>
      <text:p text:style-name="P2">{</text:p>
      <text:p text:style-name="P2"><text:s text:c="8"/>struct uvc_video_queue *queue = vb2_get_drv_priv(vq);</text:p>
      <text:p text:style-name="P2"><text:s text:c="8"/>struct uvc_streaming *stream =</text:p>
      <text:p text:style-name="P2"><text:s text:c="24"/>container_of(queue, struct uvc_streaming, queue);</text:p>
      <text:p text:style-name="P2"></text:p>
      <text:p text:style-name="P2"><text:s text:c="8"/>/* Make sure the image size is large enough. */</text:p>
      <text:p text:style-name="P2"><text:s text:c="8"/>if (fmt &amp;&amp; fmt-&gt;fmt.pix.sizeimage &lt; stream-&gt;ctrl.dwMaxVideoFrameSize)</text:p>
      <text:p text:style-name="P2"><text:s text:c="16"/>return -EINVAL;</text:p>
      <text:p text:style-name="P2"></text:p>
      <text:p text:style-name="P2"><text:s text:c="8"/>*nplanes = 1;</text:p>
      <text:p text:style-name="P2"></text:p>
      <text:p text:style-name="P2"><text:s text:c="8"/>sizes[0] = fmt ? fmt-&gt;fmt.pix.sizeimage</text:p>
      <text:p text:style-name="P2"><text:s text:c="17"/>: stream-&gt;ctrl.dwMaxVideoFrameSize;</text:p>
      <text:p text:style-name="P2"></text:p>
      <text:p text:style-name="P2"><text:s text:c="8"/>return 0;</text:p>
      <text:p text:style-name="P2">}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8:10:30.471101286</meta:creation-date>
    <dc:date>2018-01-03T19:00:19.116873407</dc:date>
    <meta:editing-duration>PT34M38S</meta:editing-duration>
    <meta:editing-cycles>1</meta:editing-cycles>
    <meta:document-statistic meta:table-count="0" meta:image-count="0" meta:object-count="0" meta:page-count="1" meta:paragraph-count="35" meta:word-count="149" meta:character-count="1293" meta:non-whitespace-character-count="962"/>
    <meta:generator>LibreOffice/4.2.8.2$Linux_X86_64 LibreOffice_project/420m0$Build-2</meta:generator>
  </office:meta>
</office:document-meta>
</file>